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367" officeooo:paragraph-rsid="0016b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l.mo</text:p>
      <text:p text:style-name="P1">Signor Horst Fischer</text:p>
      <text:p text:style-name="P1">OGGETTO: Realizzazione di piscina e base accessorio in Ostra Via del Paradiso, 14</text:p>
      <text:p text:style-name="P1">La presente accompagna la mail di invio dell’offerta e nell’ordine spiega quale è stata la logica di redazione</text:p>
      <text:p text:style-name="P1">della stessa:</text:p>
      <text:p text:style-name="P1">In merito alla descrizione</text:p>
      <text:p text:style-name="P1">1. I pali di fondazione sono riportati nel quadro economico con il colore rosso proprio per individuare</text:p>
      <text:p text:style-name="P1">esattamente la spesa. Ripeto che a mio giudizio sono indispensabili, ma la scelta ricade sul geologo</text:p>
      <text:p text:style-name="P1">e sull’ingegnere</text:p>
      <text:p text:style-name="P1">2. Il ferro da impiegare è stato calcolato in base a kg/mc e dovrebbe essere abbastanza reale, ma</text:p>
      <text:p text:style-name="P1">vorremmo vedere prima i disegni esecutivi che verranno depositati alla Regione Marche.</text:p>
      <text:p text:style-name="P1">3. Non abbiamo inserito la parete in cemento di rivestimento finale in quanto abbiamo alcuni dubbi.</text:p>
      <text:p text:style-name="P1">Stiamo valutando due ipotesi, la prima è con getto sul posto, la seconda con elementi</text:p>
      <text:p text:style-name="P1">prefabbricati. Ritengo che dobbiamo parlarne a voce di persona, anche perché penso di poter</text:p>
      <text:p text:style-name="P1">indicare una alternativa accettabile.</text:p>
      <text:p text:style-name="P1">Inoltre ci permettiamo di suggerire:</text:p>
      <text:p text:style-name="P1">1. La vasca di compenso è sottostimata rispetto agli standard utilizzati qua, &gt;del 10% della superficie</text:p>
      <text:p text:style-name="P1">della dell’acqua.</text:p>
      <text:p text:style-name="P1">2. La manutenzione della vasca di compenso e della pompa che vediamo sulla testata come avviene</text:p>
      <text:p text:style-name="P1">3. Non abbiamo rilevato disegni degli impianti e non riusciamo a capire dove vanno posizionati i filtri</text:p>
      <text:p text:style-name="P1">e parti elettriche</text:p>
      <text:p text:style-name="P1">Alleghiamo anche alcuni disegni, sezioni, piante e prospettive (non sono rendering da presentazione) per</text:p>
      <text:p text:style-name="P1">meglio chiarire su cosa esattamente abbiamo formulato l’offerta.</text:p>
      <text:p text:style-name="P1">Cordiali saluti</text:p>
      <text:p text:style-name="P1">Ostra 07/06/2017</text:p>
      <text:p text:style-name="P1">Geom. Sauro Sell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2.2.2$Windows_x86 LibreOffice_project/8f96e87c890bf8fa77463cd4b640a2312823f3ad</meta:generator>
    <dc:date>2017-07-31T10:38:07.670000000</dc:date>
    <meta:document-statistic meta:table-count="0" meta:image-count="0" meta:object-count="0" meta:page-count="1" meta:paragraph-count="26" meta:word-count="243" meta:character-count="1560" meta:non-whitespace-character-count="1343"/>
    <meta:user-defined meta:name="Info 1"/>
    <meta:user-defined meta:name="Info 2"/>
    <meta:user-defined meta:name="Info 3"/>
    <meta:user-defined meta:name="Info 4"/>
  </office:meta>
</office:document-meta>
</file>